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3_">A</text:span><text:span text:style-name="_37_">n</text:span><text:span text:style-name="_31_2">d</text:span><text:span text:style-name="_31_"> </text:span><text:span text:style-name="_39_">I</text:span><text:span text:style-name="_31_1"> </text:span><text:span text:style-name="_35_">u</text:span><text:span text:style-name="_31_0">n</text:span><text:span text:style-name="_31_5">d</text:span><text:span text:style-name="_33_">e</text:span><text:span text:style-name="_31_0">r</text:span><text:span text:style-name="_31_3">s</text:span><text:span text:style-name="_32_">t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1_"> </text:span><text:span text:style-name="_38_">b</text:span><text:span text:style-name="_31_3">e</text:span><text:span text:style-name="_35_">c</text:span><text:span text:style-name="_37_">a</text:span><text:span text:style-name="_31_2">u</text:span><text:span text:style-name="_35_">s</text:span><text:span text:style-name="_37_">e</text:span><text:span text:style-name="_31_1"> </text:span><text:span text:style-name="_34_">i</text:span><text:span text:style-name="_31_0">t</text:span><text:span text:style-name="_31_5">'</text:span><text:span text:style-name="_33_">s</text:span><text:span text:style-name="_36_"> </text:span><text:span text:style-name="_31_4">a</text:span><text:span text:style-name="_34_">n</text:span><text:span text:style-name="_36_"> </text:span><text:span text:style-name="_31_4">e</text:span><text:span text:style-name="_33_">l</text:span><text:span text:style-name="_38_">e</text:span><text:span text:style-name="_31_3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s</text:span><text:span text:style-name="_35_">e</text:span><text:span text:style-name="_37_">a</text:span><text:span text:style-name="_31_5">s</text:span><text:span text:style-name="_35_">o</text:span><text:span text:style-name="_37_">n</text:span><text:span text:style-name="_31_2">,</text:span><text:span text:style-name="_31_"> </text:span><text:span text:style-name="_31_0">e</text:span><text:span text:style-name="_31_2">x</text:span><text:span text:style-name="_32_">p</text:span><text:span text:style-name="_38_">e</text:span><text:span text:style-name="_31_3">c</text:span><text:span text:style-name="_35_">t</text:span><text:span text:style-name="_37_">a</text:span><text:span text:style-name="_31_3">t</text:span><text:span text:style-name="_35_">i</text:span><text:span text:style-name="_37_">o</text:span><text:span text:style-name="_31_2">n</text:span><text:span text:style-name="_34_">s</text:span><text:span text:style-name="_36_"> </text:span><text:span text:style-name="_31_5">f</text:span><text:span text:style-name="_33_">o</text:span><text:span text:style-name="_31_0">r</text:span><text:span text:style-name="_31_1"> </text:span><text:span text:style-name="_33_">w</text:span><text:span text:style-name="_39_">h</text:span><text:span text:style-name="_31_2">a</text:span><text:span text:style-name="_32_">t</text:span><text:span text:style-name="_36_"> </text:span><text:span text:style-name="_31_2">w</text:span><text:span text:style-name="_32_">e</text:span><text:span text:style-name="_36_"> </text:span><text:span text:style-name="_31_2">w</text:span><text:span text:style-name="_34_">i</text:span><text:span text:style-name="_37_">l</text:span><text:span text:style-name="_31_2">l</text:span><text:span text:style-name="_31_"> </text:span><text:span text:style-name="_31_0">a</text:span><text:span text:style-name="_31_2">c</text:span><text:span text:style-name="_35_">h</text:span><text:span text:style-name="_38_">i</text:span><text:span text:style-name="_31_2">e</text:span><text:span text:style-name="_32_">v</text:span><text:span text:style-name="_37_">e</text:span><text:span text:style-name="_31_1"> </text:span><text:span text:style-name="_34_">t</text:span><text:span text:style-name="_38_">h</text:span><text:span text:style-name="_31_3">i</text:span><text:span text:style-name="_33_">s</text:span><text:span text:style-name="_36_"> </text:span><text:span text:style-name="_31_2">y</text:span><text:span text:style-name="_35_">e</text:span><text:span text:style-name="_31_0">a</text:span><text:span text:style-name="_31_5">r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l</text:span><text:span text:style-name="_34_">o</text:span><text:span text:style-name="_31_0">w</text:span><text:span text:style-name="_31_3">.</text:span><text:span text:style-name="_31_"> </text:span><text:span text:style-name="_38_">B</text:span><text:span text:style-name="_31_4">u</text:span><text:span text:style-name="_32_">t</text:span><text:span text:style-name="_39_">,</text:span><text:span text:style-name="_31_1"> </text:span><text:span text:style-name="_32_">M</text:span><text:span text:style-name="_38_">r</text:span><text:span text:style-name="_31_4">.</text:span><text:span text:style-name="_31_"> </text:span><text:span text:style-name="_31_0">S</text:span><text:span text:style-name="_31_4">p</text:span><text:span text:style-name="_32_">e</text:span><text:span text:style-name="_37_">a</text:span><text:span text:style-name="_31_3">k</text:span><text:span text:style-name="_33_">e</text:span><text:span text:style-name="_37_">r</text:span><text:span text:style-name="_31_4">,</text:span><text:span text:style-name="_31_"> </text:span><text:span text:style-name="_38_">I</text:span><text:span text:style-name="_31_1"> </text:span><text:span text:style-name="_34_">a</text:span><text:span text:style-name="_39_">p</text:span><text:span text:style-name="_31_4">p</text:span><text:span text:style-name="_34_">r</text:span><text:span text:style-name="_31_0">e</text:span><text:span text:style-name="_31_5">c</text:span><text:span text:style-name="_35_">i</text:span><text:span text:style-name="_38_">a</text:span><text:span text:style-name="_31_2">t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c</text:span><text:span text:style-name="_37_">o</text:span><text:span text:style-name="_31_5">n</text:span><text:span text:style-name="_35_">s</text:span><text:span text:style-name="_38_">t</text:span><text:span text:style-name="_31_2">r</text:span><text:span text:style-name="_35_">u</text:span><text:span text:style-name="_38_">c</text:span><text:span text:style-name="_31_2">t</text:span><text:span text:style-name="_35_">i</text:span><text:span text:style-name="_39_">v</text:span><text:span text:style-name="_31_4">e</text:span><text:span text:style-name="_31_"> </text:span><text:span text:style-name="_39_">a</text:span><text:span text:style-name="_31_3">p</text:span><text:span text:style-name="_33_">p</text:span><text:span text:style-name="_37_">r</text:span><text:span text:style-name="_31_5">o</text:span><text:span text:style-name="_32_">a</text:span><text:span text:style-name="_31_0">c</text:span><text:span text:style-name="_31_4">h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y</text:span><text:span text:style-name="_31_0">o</text:span><text:span text:style-name="_31_4">u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o</text:span><text:span text:style-name="_38_">t</text:span><text:span text:style-name="_31_3">h</text:span><text:span text:style-name="_35_">e</text:span><text:span text:style-name="_37_">r</text:span><text:span text:style-name="_31_1"> </text:span><text:span text:style-name="_32_">l</text:span><text:span text:style-name="_39_">e</text:span><text:span text:style-name="_31_5">a</text:span><text:span text:style-name="_34_">d</text:span><text:span text:style-name="_37_">e</text:span><text:span text:style-name="_31_3">r</text:span><text:span text:style-name="_32_">s</text:span><text:span text:style-name="_36_"> </text:span><text:span text:style-name="_31_4">t</text:span><text:span text:style-name="_34_">o</text:span><text:span text:style-name="_38_">o</text:span><text:span text:style-name="_31_3">k</text:span><text:span text:style-name="_31_"> </text:span><text:span text:style-name="_38_">a</text:span><text:span text:style-name="_31_5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e</text:span><text:span text:style-name="_35_">n</text:span><text:span text:style-name="_31_0">d</text:span><text:span text:style-name="_31_1"> </text:span><text:span text:style-name="_34_">o</text:span><text:span text:style-name="_38_">f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4">y</text:span><text:span text:style-name="_33_">e</text:span><text:span text:style-name="_38_">a</text:span><text:span text:style-name="_31_3">r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2_">a</text:span><text:span text:style-name="_36_"> </text:span><text:span text:style-name="_31_5">b</text:span><text:span text:style-name="_34_">u</text:span><text:span text:style-name="_39_">d</text:span><text:span text:style-name="_31_3">g</text:span><text:span text:style-name="_35_">e</text:span><text:span text:style-name="_37_">t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8_">m</text:span><text:span text:style-name="_31_5">a</text:span><text:span text:style-name="_35_">k</text:span><text:span text:style-name="_38_">e</text:span><text:span text:style-name="_31_1"> </text:span><text:span text:style-name="_33_">t</text:span><text:span text:style-name="_39_">a</text:span><text:span text:style-name="_31_5">x</text:span><text:span text:style-name="_31_"> </text:span><text:span text:style-name="_38_">c</text:span><text:span text:style-name="_31_4">u</text:span><text:span text:style-name="_34_">t</text:span><text:span text:style-name="_31_0">s</text:span><text:span text:style-name="_31_1"> </text:span><text:span text:style-name="_35_">p</text:span><text:span text:style-name="_38_">e</text:span><text:span text:style-name="_31_2">r</text:span><text:span text:style-name="_32_">m</text:span><text:span text:style-name="_38_">a</text:span><text:span text:style-name="_31_5">n</text:span><text:span text:style-name="_33_">e</text:span><text:span text:style-name="_38_">n</text:span><text:span text:style-name="_31_4">t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3">w</text:span><text:span text:style-name="_33_">o</text:span><text:span text:style-name="_37_">r</text:span><text:span text:style-name="_31_4">k</text:span><text:span text:style-name="_35_">i</text:span><text:span text:style-name="_31_0">n</text:span><text:span text:style-name="_31_4">g</text:span><text:span text:style-name="_31_"> </text:span><text:span text:style-name="_31_0">f</text:span><text:span text:style-name="_31_3">a</text:span><text:span text:style-name="_32_">m</text:span><text:span text:style-name="_31_0">i</text:span><text:span text:style-name="_31_2">l</text:span><text:span text:style-name="_33_">i</text:span><text:span text:style-name="_38_">e</text:span><text:span text:style-name="_31_3">s</text:span><text:span text:style-name="_34_">.</text:span><text:span text:style-name="_36_"> </text:span><text:span text:style-name="_31_4">S</text:span><text:span text:style-name="_35_">o</text:span><text:span text:style-name="_36_"> </text:span><text:span text:style-name="_31_5">I</text:span><text:span text:style-name="_31_"> </text:span><text:span text:style-name="_38_">h</text:span><text:span text:style-name="_31_4">o</text:span><text:span text:style-name="_33_">p</text:span><text:span text:style-name="_39_">e</text:span><text:span text:style-name="_31_1"> </text:span><text:span text:style-name="_35_">w</text:span><text:span text:style-name="_37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1_0">w</text:span><text:span text:style-name="_31_4">o</text:span><text:span text:style-name="_32_">r</text:span><text:span text:style-name="_38_">k</text:span><text:span text:style-name="_31_1"> </text:span><text:span text:style-name="_33_">t</text:span><text:span text:style-name="_37_">o</text:span><text:span text:style-name="_31_5">g</text:span><text:span text:style-name="_35_">e</text:span><text:span text:style-name="_38_">t</text:span><text:span text:style-name="_31_4">h</text:span><text:span text:style-name="_32_">e</text:span><text:span text:style-name="_31_0">r</text:span><text:span text:style-name="_31_1"> </text:span><text:span text:style-name="_34_">t</text:span><text:span text:style-name="_31_0">h</text:span><text:span text:style-name="_31_4">i</text:span><text:span text:style-name="_34_">s</text:span><text:span text:style-name="_36_"> </text:span><text:span text:style-name="_31_3">y</text:span><text:span text:style-name="_33_">e</text:span><text:span text:style-name="_31_0">a</text:span><text:span text:style-name="_31_3">r</text:span><text:span text:style-name="_31_"> </text:span><text:span text:style-name="_39_">o</text:span><text:span text:style-name="_31_4">n</text:span><text:span text:style-name="_31_"> </text:span><text:span text:style-name="_31_0">s</text:span><text:span text:style-name="_31_4">o</text:span><text:span text:style-name="_35_">m</text:span><text:span text:style-name="_37_">e</text:span><text:span text:style-name="_31_1"> </text:span><text:span text:style-name="_33_">b</text:span><text:span text:style-name="_39_">i</text:span><text:span text:style-name="_31_3">p</text:span><text:span text:style-name="_33_">a</text:span><text:span text:style-name="_38_">r</text:span><text:span text:style-name="_31_3">t</text:span><text:span text:style-name="_32_">i</text:span><text:span text:style-name="_38_">s</text:span><text:span text:style-name="_31_3">a</text:span><text:span text:style-name="_32_">n</text:span><text:span text:style-name="_36_"> </text:span><text:span text:style-name="_31_5">p</text:span><text:span text:style-name="_34_">r</text:span><text:span text:style-name="_39_">i</text:span><text:span text:style-name="_31_5">o</text:span><text:span text:style-name="_33_">r</text:span><text:span text:style-name="_38_">i</text:span><text:span text:style-name="_31_2">t</text:span><text:span text:style-name="_33_">i</text:span><text:span text:style-name="_31_0">e</text:span><text:span text:style-name="_31_5">s</text:span><text:span text:style-name="_31_"> </text:span><text:span text:style-name="_37_">l</text:span><text:span text:style-name="_31_3">i</text:span><text:span text:style-name="_34_">k</text:span><text:span text:style-name="_38_">e</text:span><text:span text:style-name="_31_1"> </text:span><text:span text:style-name="_33_">c</text:span><text:span text:style-name="_31_0">r</text:span><text:span text:style-name="_31_5">i</text:span><text:span text:style-name="_34_">m</text:span><text:span text:style-name="_31_0">i</text:span><text:span text:style-name="_31_4">n</text:span><text:span text:style-name="_33_">a</text:span><text:span text:style-name="_31_0">l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8_">i</text:span><text:span text:style-name="_31_5">c</text:span><text:span text:style-name="_35_">e</text:span><text:span text:style-name="_36_"> </text:span><text:span text:style-name="_31_5">r</text:span><text:span text:style-name="_34_">e</text:span><text:span text:style-name="_38_">f</text:span><text:span text:style-name="_31_2">o</text:span><text:span text:style-name="_32_">r</text:span><text:span text:style-name="_37_">m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h</text:span><text:span text:style-name="_31_2">e</text:span><text:span text:style-name="_33_">l</text:span><text:span text:style-name="_37_">p</text:span><text:span text:style-name="_31_2">i</text:span><text:span text:style-name="_34_">n</text:span><text:span text:style-name="_37_">g</text:span><text:span text:style-name="_31_1"> </text:span><text:span text:style-name="_32_">p</text:span><text:span text:style-name="_39_">e</text:span><text:span text:style-name="_31_4">o</text:span><text:span text:style-name="_33_">p</text:span><text:span text:style-name="_37_">l</text:span><text:span text:style-name="_31_4">e</text:span><text:span text:style-name="_31_"> </text:span><text:span text:style-name="_31_0">w</text:span><text:span text:style-name="_31_5">h</text:span><text:span text:style-name="_33_">o</text:span><text:span text:style-name="_36_"> </text:span><text:span text:style-name="_31_5">a</text:span><text:span text:style-name="_32_">r</text:span><text:span text:style-name="_37_">e</text:span><text:span text:style-name="_31_1"> </text:span><text:span text:style-name="_32_">b</text:span><text:span text:style-name="_37_">a</text:span><text:span text:style-name="_31_5">t</text:span><text:span text:style-name="_33_">t</text:span><text:span text:style-name="_39_">l</text:span><text:span text:style-name="_31_2">i</text:span><text:span text:style-name="_34_">n</text:span><text:span text:style-name="_38_">g</text:span><text:span text:style-name="_31_1"> </text:span><text:span text:style-name="_35_">p</text:span><text:span text:style-name="_37_">r</text:span><text:span text:style-name="_31_3">e</text:span><text:span text:style-name="_32_">s</text:span><text:span text:style-name="_31_0">c</text:span><text:span text:style-name="_31_5">r</text:span><text:span text:style-name="_34_">i</text:span><text:span text:style-name="_39_">p</text:span><text:span text:style-name="_31_5">t</text:span><text:span text:style-name="_33_">i</text:span><text:span text:style-name="_39_">o</text:span><text:span text:style-name="_31_5">n</text:span><text:span text:style-name="_31_"> </text:span><text:span text:style-name="_38_">d</text:span><text:span text:style-name="_31_5">r</text:span><text:span text:style-name="_33_">u</text:span><text:span text:style-name="_38_">g</text:span><text:span text:style-name="_31_1"> </text:span><text:span text:style-name="_32_">a</text:span><text:span text:style-name="_31_0">b</text:span><text:span text:style-name="_31_3">u</text:span><text:span text:style-name="_32_">s</text:span><text:span text:style-name="_31_0">e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h</text:span><text:span text:style-name="_31_5">e</text:span><text:span text:style-name="_35_">r</text:span><text:span text:style-name="_38_">o</text:span><text:span text:style-name="_31_5">i</text:span><text:span text:style-name="_35_">n</text:span><text:span text:style-name="_36_"> </text:span><text:span text:style-name="_31_4">a</text:span><text:span text:style-name="_32_">b</text:span><text:span text:style-name="_31_0">u</text:span><text:span text:style-name="_31_3">s</text:span><text:span text:style-name="_32_">e</text:span><text:span text:style-name="_37_">.</text:span><text:span text:style-name="_31_1"> </text:span><text:span text:style-name="_34_">S</text:span><text:span text:style-name="_38_">o</text:span><text:span text:style-name="_31_4">,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3">k</text:span><text:span text:style-name="_32_">n</text:span><text:span text:style-name="_38_">o</text:span><text:span text:style-name="_31_2">w</text:span><text:span text:style-name="_35_">s</text:span><text:span text:style-name="_39_">,</text:span><text:span text:style-name="_31_1"> </text:span><text:span text:style-name="_34_">w</text:span><text:span text:style-name="_37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4_">s</text:span><text:span text:style-name="_38_">u</text:span><text:span text:style-name="_31_2">r</text:span><text:span text:style-name="_34_">p</text:span><text:span text:style-name="_38_">r</text:span><text:span text:style-name="_31_3">i</text:span><text:span text:style-name="_33_">s</text:span><text:span text:style-name="_31_0">e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c</text:span><text:span text:style-name="_31_4">y</text:span><text:span text:style-name="_35_">n</text:span><text:span text:style-name="_37_">i</text:span><text:span text:style-name="_31_2">c</text:span><text:span text:style-name="_34_">s</text:span><text:span text:style-name="_36_"> </text:span><text:span text:style-name="_31_4">a</text:span><text:span text:style-name="_32_">g</text:span><text:span text:style-name="_38_">a</text:span><text:span text:style-name="_31_3">i</text:span><text:span text:style-name="_34_">n</text:span><text:span text:style-name="_38_">.</text:span></text:p>
      <text:p text:style-name="P1"><text:span text:style-name="_32_">B</text:span><text:span text:style-name="_31_0">u</text:span><text:span text:style-name="_31_4">t</text:span><text:span text:style-name="_31_"> </text:span><text:span text:style-name="_37_">t</text:span><text:span text:style-name="_31_5">o</text:span><text:span text:style-name="_35_">n</text:span><text:span text:style-name="_39_">i</text:span><text:span text:style-name="_31_5">g</text:span><text:span text:style-name="_34_">h</text:span><text:span text:style-name="_38_">t</text:span><text:span text:style-name="_31_5">,</text:span><text:span text:style-name="_31_"> </text:span><text:span text:style-name="_38_">I</text:span><text:span text:style-name="_31_1"> </text:span><text:span text:style-name="_34_">w</text:span><text:span text:style-name="_38_">a</text:span><text:span text:style-name="_31_5">n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3">g</text:span><text:span text:style-name="_33_">o</text:span><text:span text:style-name="_36_"> </text:span><text:span text:style-name="_31_3">e</text:span><text:span text:style-name="_34_">a</text:span><text:span text:style-name="_38_">s</text:span><text:span text:style-name="_31_4">y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4">t</text:span><text:span text:style-name="_34_">r</text:span><text:span text:style-name="_38_">a</text:span><text:span text:style-name="_31_4">d</text:span><text:span text:style-name="_33_">i</text:span><text:span text:style-name="_31_0">t</text:span><text:span text:style-name="_31_2">i</text:span><text:span text:style-name="_34_">o</text:span><text:span text:style-name="_39_">n</text:span><text:span text:style-name="_31_2">a</text:span><text:span text:style-name="_33_">l</text:span><text:span text:style-name="_36_"> </text:span><text:span text:style-name="_31_2">l</text:span><text:span text:style-name="_33_">i</text:span><text:span text:style-name="_37_">s</text:span><text:span text:style-name="_31_2">t</text:span><text:span text:style-name="_31_"> </text:span><text:span text:style-name="_37_">o</text:span><text:span text:style-name="_31_2">f</text:span><text:span text:style-name="_31_"> </text:span><text:span text:style-name="_38_">p</text:span><text:span text:style-name="_31_5">r</text:span><text:span text:style-name="_32_">o</text:span><text:span text:style-name="_39_">p</text:span><text:span text:style-name="_31_2">o</text:span><text:span text:style-name="_35_">s</text:span><text:span text:style-name="_31_0">a</text:span><text:span text:style-name="_31_5">l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y</text:span><text:span text:style-name="_31_5">e</text:span><text:span text:style-name="_32_">a</text:span><text:span text:style-name="_39_">r</text:span><text:span text:style-name="_31_1"> </text:span><text:span text:style-name="_33_">a</text:span><text:span text:style-name="_39_">h</text:span><text:span text:style-name="_31_2">e</text:span><text:span text:style-name="_32_">a</text:span><text:span text:style-name="_31_0">d</text:span><text:span text:style-name="_31_3">.</text:span><text:span text:style-name="_31_"> </text:span><text:span text:style-name="_38_">D</text:span><text:span text:style-name="_31_3">o</text:span><text:span text:style-name="_34_">n</text:span><text:span text:style-name="_39_">'</text:span><text:span text:style-name="_31_3">t</text:span><text:span text:style-name="_31_"> </text:span><text:span text:style-name="_37_">w</text:span><text:span text:style-name="_31_2">o</text:span><text:span text:style-name="_34_">r</text:span><text:span text:style-name="_37_">r</text:span><text:span text:style-name="_31_2">y</text:span><text:span text:style-name="_35_">,</text:span><text:span text:style-name="_36_"> </text:span><text:span text:style-name="_31_2">I</text:span><text:span text:style-name="_33_">'</text:span><text:span text:style-name="_31_0">v</text:span><text:span text:style-name="_31_3">e</text:span><text:span text:style-name="_31_"> </text:span><text:span text:style-name="_38_">g</text:span><text:span text:style-name="_31_3">o</text:span><text:span text:style-name="_34_">t</text:span><text:span text:style-name="_36_"> </text:span><text:span text:style-name="_31_2">p</text:span><text:span text:style-name="_34_">l</text:span><text:span text:style-name="_38_">e</text:span><text:span text:style-name="_31_3">n</text:span><text:span text:style-name="_35_">t</text:span><text:span text:style-name="_37_">y</text:span><text:span text:style-name="_31_3">,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4_">h</text:span><text:span text:style-name="_37_">e</text:span><text:span text:style-name="_31_4">l</text:span><text:span text:style-name="_35_">p</text:span><text:span text:style-name="_31_0">i</text:span><text:span text:style-name="_31_4">n</text:span><text:span text:style-name="_32_">g</text:span><text:span text:style-name="_36_"> </text:span><text:span text:style-name="_31_5">s</text:span><text:span text:style-name="_35_">t</text:span><text:span text:style-name="_38_">u</text:span><text:span text:style-name="_31_4">d</text:span><text:span text:style-name="_32_">e</text:span><text:span text:style-name="_37_">n</text:span><text:span text:style-name="_31_5">t</text:span><text:span text:style-name="_33_">s</text:span><text:span text:style-name="_36_"> </text:span><text:span text:style-name="_31_5">l</text:span><text:span text:style-name="_34_">e</text:span><text:span text:style-name="_31_0">a</text:span><text:span text:style-name="_31_4">r</text:span><text:span text:style-name="_35_">n</text:span><text:span text:style-name="_36_"> </text:span><text:span text:style-name="_31_2">t</text:span><text:span text:style-name="_35_">o</text:span><text:span text:style-name="_36_"> </text:span><text:span text:style-name="_31_2">w</text:span><text:span text:style-name="_33_">r</text:span><text:span text:style-name="_31_0">i</text:span><text:span text:style-name="_31_2">t</text:span><text:span text:style-name="_35_">e</text:span><text:span text:style-name="_36_"> </text:span><text:span text:style-name="_31_2">c</text:span><text:span text:style-name="_33_">o</text:span><text:span text:style-name="_38_">m</text:span><text:span text:style-name="_31_4">p</text:span><text:span text:style-name="_32_">u</text:span><text:span text:style-name="_39_">t</text:span><text:span text:style-name="_31_3">e</text:span><text:span text:style-name="_34_">r</text:span><text:span text:style-name="_36_"> </text:span><text:span text:style-name="_31_4">c</text:span><text:span text:style-name="_33_">o</text:span><text:span text:style-name="_37_">d</text:span><text:span text:style-name="_31_2">e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2">e</text:span><text:span text:style-name="_32_">r</text:span><text:span text:style-name="_38_">s</text:span><text:span text:style-name="_31_2">o</text:span><text:span text:style-name="_34_">n</text:span><text:span text:style-name="_38_">a</text:span><text:span text:style-name="_31_4">l</text:span><text:span text:style-name="_32_">i</text:span><text:span text:style-name="_31_0">z</text:span><text:span text:style-name="_31_2">i</text:span><text:span text:style-name="_35_">n</text:span><text:span text:style-name="_39_">g</text:span><text:span text:style-name="_31_1"> </text:span><text:span text:style-name="_32_">m</text:span><text:span text:style-name="_39_">e</text:span><text:span text:style-name="_31_5">d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3">t</text:span><text:span text:style-name="_32_">r</text:span><text:span text:style-name="_39_">e</text:span><text:span text:style-name="_31_3">a</text:span><text:span text:style-name="_35_">t</text:span><text:span text:style-name="_37_">m</text:span><text:span text:style-name="_31_4">e</text:span><text:span text:style-name="_32_">n</text:span><text:span text:style-name="_31_0">t</text:span><text:span text:style-name="_31_4">s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p</text:span><text:span text:style-name="_35_">a</text:span><text:span text:style-name="_39_">t</text:span><text:span text:style-name="_31_4">i</text:span><text:span text:style-name="_33_">e</text:span><text:span text:style-name="_31_0">n</text:span><text:span text:style-name="_31_4">t</text:span><text:span text:style-name="_34_">s</text:span><text:span text:style-name="_31_0">.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I</text:span><text:span text:style-name="_31_1"> </text:span><text:span text:style-name="_35_">w</text:span><text:span text:style-name="_31_0">i</text:span><text:span text:style-name="_31_5">l</text:span><text:span text:style-name="_32_">l</text:span><text:span text:style-name="_36_"> </text:span><text:span text:style-name="_31_2">k</text:span><text:span text:style-name="_34_">e</text:span><text:span text:style-name="_39_">e</text:span><text:span text:style-name="_31_2">p</text:span><text:span text:style-name="_31_"> </text:span><text:span text:style-name="_37_">p</text:span><text:span text:style-name="_31_2">u</text:span><text:span text:style-name="_35_">s</text:span><text:span text:style-name="_37_">h</text:span><text:span text:style-name="_31_5">i</text:span><text:span text:style-name="_33_">n</text:span><text:span text:style-name="_37_">g</text:span><text:span text:style-name="_31_1"> </text:span><text:span text:style-name="_34_">f</text:span><text:span text:style-name="_37_">o</text:span><text:span text:style-name="_31_2">r</text:span><text:span text:style-name="_31_"> </text:span><text:span text:style-name="_31_0">p</text:span><text:span text:style-name="_31_4">r</text:span><text:span text:style-name="_34_">o</text:span><text:span text:style-name="_31_0">g</text:span><text:span text:style-name="_31_4">r</text:span><text:span text:style-name="_34_">e</text:span><text:span text:style-name="_37_">s</text:span><text:span text:style-name="_31_4">s</text:span><text:span text:style-name="_31_"> </text:span><text:span text:style-name="_31_0">o</text:span><text:span text:style-name="_31_2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4">w</text:span><text:span text:style-name="_33_">o</text:span><text:span text:style-name="_37_">r</text:span><text:span text:style-name="_31_4">k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I</text:span><text:span text:style-name="_36_"> </text:span><text:span text:style-name="_31_5">b</text:span><text:span text:style-name="_33_">e</text:span><text:span text:style-name="_31_0">l</text:span><text:span text:style-name="_31_2">i</text:span><text:span text:style-name="_33_">e</text:span><text:span text:style-name="_31_0">v</text:span><text:span text:style-name="_31_4">e</text:span><text:span text:style-name="_31_"> </text:span><text:span text:style-name="_39_">s</text:span><text:span text:style-name="_31_5">t</text:span><text:span text:style-name="_34_">i</text:span><text:span text:style-name="_39_">l</text:span><text:span text:style-name="_31_2">l</text:span><text:span text:style-name="_31_"> </text:span><text:span text:style-name="_39_">n</text:span><text:span text:style-name="_31_4">e</text:span><text:span text:style-name="_34_">e</text:span><text:span text:style-name="_31_0">d</text:span><text:span text:style-name="_31_4">s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d</text:span><text:span text:style-name="_31_5">o</text:span><text:span text:style-name="_35_">n</text:span><text:span text:style-name="_39_">e</text:span><text:span text:style-name="_31_2">.</text:span><text:span text:style-name="_31_"> </text:span><text:span text:style-name="_37_">F</text:span><text:span text:style-name="_31_2">i</text:span><text:span text:style-name="_32_">x</text:span><text:span text:style-name="_38_">i</text:span><text:span text:style-name="_31_5">n</text:span><text:span text:style-name="_34_">g</text:span><text:span text:style-name="_36_"> </text:span><text:span text:style-name="_31_2">a</text:span><text:span text:style-name="_31_"> </text:span><text:span text:style-name="_37_">b</text:span><text:span text:style-name="_31_5">r</text:span><text:span text:style-name="_35_">o</text:span><text:span text:style-name="_31_0">k</text:span><text:span text:style-name="_31_3">e</text:span><text:span text:style-name="_33_">n</text:span><text:span text:style-name="_36_"> </text:span><text:span text:style-name="_31_5">i</text:span><text:span text:style-name="_33_">m</text:span><text:span text:style-name="_31_0">m</text:span><text:span text:style-name="_31_5">i</text:span><text:span text:style-name="_33_">g</text:span><text:span text:style-name="_37_">r</text:span><text:span text:style-name="_31_5">a</text:span><text:span text:style-name="_35_">t</text:span><text:span text:style-name="_39_">i</text:span><text:span text:style-name="_31_5">o</text:span><text:span text:style-name="_35_">n</text:span><text:span text:style-name="_36_"> </text:span><text:span text:style-name="_31_3">s</text:span><text:span text:style-name="_34_">y</text:span><text:span text:style-name="_31_0">s</text:span><text:span text:style-name="_31_4">t</text:span><text:span text:style-name="_34_">e</text:span><text:span text:style-name="_38_">m</text:span><text:span text:style-name="_31_2">.</text:span><text:span text:style-name="_31_"> </text:span><text:span text:style-name="_38_">P</text:span><text:span text:style-name="_31_3">r</text:span><text:span text:style-name="_34_">o</text:span><text:span text:style-name="_38_">t</text:span><text:span text:style-name="_31_2">e</text:span><text:span text:style-name="_35_">c</text:span><text:span text:style-name="_38_">t</text:span><text:span text:style-name="_31_3">i</text:span><text:span text:style-name="_32_">n</text:span><text:span text:style-name="_38_">g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8_">k</text:span><text:span text:style-name="_31_3">i</text:span><text:span text:style-name="_34_">d</text:span><text:span text:style-name="_39_">s</text:span><text:span text:style-name="_31_1"> </text:span><text:span text:style-name="_34_">f</text:span><text:span text:style-name="_37_">r</text:span><text:span text:style-name="_31_5">o</text:span><text:span text:style-name="_34_">m</text:span><text:span text:style-name="_36_"> </text:span><text:span text:style-name="_31_3">g</text:span><text:span text:style-name="_35_">u</text:span><text:span text:style-name="_38_">n</text:span><text:span text:style-name="_31_1"> </text:span><text:span text:style-name="_32_">v</text:span><text:span text:style-name="_37_">i</text:span><text:span text:style-name="_31_5">o</text:span><text:span text:style-name="_32_">l</text:span><text:span text:style-name="_39_">e</text:span><text:span text:style-name="_31_3">n</text:span><text:span text:style-name="_34_">c</text:span><text:span text:style-name="_39_">e</text:span><text:span text:style-name="_31_5">.</text:span><text:span text:style-name="_31_"> </text:span><text:span text:style-name="_31_0">E</text:span><text:span text:style-name="_31_2">q</text:span><text:span text:style-name="_33_">u</text:span><text:span text:style-name="_37_">a</text:span><text:span text:style-name="_31_5">l</text:span><text:span text:style-name="_31_"> </text:span><text:span text:style-name="_38_">p</text:span><text:span text:style-name="_31_4">a</text:span><text:span text:style-name="_32_">y</text:span><text:span text:style-name="_36_"> </text:span><text:span text:style-name="_31_2">f</text:span><text:span text:style-name="_34_">o</text:span><text:span text:style-name="_39_">r</text:span><text:span text:style-name="_31_1"> </text:span><text:span text:style-name="_32_">e</text:span><text:span text:style-name="_37_">q</text:span><text:span text:style-name="_31_3">u</text:span><text:span text:style-name="_34_">a</text:span><text:span text:style-name="_37_">l</text:span><text:span text:style-name="_31_1"> </text:span><text:span text:style-name="_35_">w</text:span><text:span text:style-name="_38_">o</text:span><text:span text:style-name="_31_3">r</text:span><text:span text:style-name="_35_">k</text:span><text:span text:style-name="_38_">.</text:span><text:span text:style-name="_31_1"> </text:span><text:span text:style-name="_35_">P</text:span><text:span text:style-name="_31_0">a</text:span><text:span text:style-name="_31_2">i</text:span><text:span text:style-name="_32_">d</text:span><text:span text:style-name="_36_"> </text:span><text:span text:style-name="_31_2">l</text:span><text:span text:style-name="_34_">e</text:span><text:span text:style-name="_31_0">a</text:span><text:span text:style-name="_31_4">v</text:span><text:span text:style-name="_33_">e</text:span><text:span text:style-name="_38_">.</text:span><text:span text:style-name="_31_1"> </text:span><text:span text:style-name="_31_"><text:s/></text:span><text:span text:style-name="_38_">R</text:span><text:span text:style-name="_31_2">a</text:span><text:span text:style-name="_32_">i</text:span><text:span text:style-name="_31_0">s</text:span><text:span text:style-name="_31_2">i</text:span><text:span text:style-name="_34_">n</text:span><text:span text:style-name="_39_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8_">m</text:span><text:span text:style-name="_31_3">i</text:span><text:span text:style-name="_35_">n</text:span><text:span text:style-name="_38_">i</text:span><text:span text:style-name="_31_5">m</text:span><text:span text:style-name="_35_">u</text:span><text:span text:style-name="_31_0">m</text:span><text:span text:style-name="_31_1"> </text:span><text:span text:style-name="_32_">w</text:span><text:span text:style-name="_37_">a</text:span><text:span text:style-name="_31_2">g</text:span><text:span text:style-name="_34_">e</text:span><text:span text:style-name="_31_0">.</text:span><text:span text:style-name="_31_1"> </text:span><text:span text:style-name="_35_">A</text:span><text:span text:style-name="_38_">l</text:span><text:span text:style-name="_31_2">l</text:span><text:span text:style-name="_31_"> </text:span><text:span text:style-name="_31_0">t</text:span><text:span text:style-name="_31_2">h</text:span><text:span text:style-name="_34_">e</text:span><text:span text:style-name="_39_">s</text:span><text:span text:style-name="_31_2">e</text:span><text:span text:style-name="_31_"> </text:span><text:span text:style-name="_39_">t</text:span><text:span text:style-name="_31_4">h</text:span><text:span text:style-name="_34_">i</text:span><text:span text:style-name="_38_">n</text:span><text:span text:style-name="_31_4">g</text:span><text:span text:style-name="_34_">s</text:span><text:span text:style-name="_36_"> </text:span><text:span text:style-name="_31_5">s</text:span><text:span text:style-name="_34_">t</text:span><text:span text:style-name="_39_">i</text:span><text:span text:style-name="_31_5">l</text:span><text:span text:style-name="_34_">l</text:span><text:span text:style-name="_36_"> </text:span><text:span text:style-name="_31_5">m</text:span><text:span text:style-name="_34_">a</text:span><text:span text:style-name="_37_">t</text:span><text:span text:style-name="_31_5">t</text:span><text:span text:style-name="_35_">e</text:span><text:span text:style-name="_37_">r</text:span><text:span text:style-name="_31_1"> </text:span><text:span text:style-name="_33_">t</text:span><text:span text:style-name="_39_">o</text:span><text:span text:style-name="_31_1"> </text:span><text:span text:style-name="_32_">h</text:span><text:span text:style-name="_37_">a</text:span><text:span text:style-name="_31_4">r</text:span><text:span text:style-name="_32_">d</text:span><text:span text:style-name="_31_0">w</text:span><text:span text:style-name="_31_4">o</text:span><text:span text:style-name="_35_">r</text:span><text:span text:style-name="_38_">k</text:span><text:span text:style-name="_31_2">i</text:span><text:span text:style-name="_32_">n</text:span><text:span text:style-name="_39_">g</text:span><text:span text:style-name="_31_1"> </text:span><text:span text:style-name="_33_">f</text:span><text:span text:style-name="_39_">a</text:span><text:span text:style-name="_31_5">m</text:span><text:span text:style-name="_35_">i</text:span><text:span text:style-name="_31_0">l</text:span><text:span text:style-name="_31_5">i</text:span><text:span text:style-name="_35_">e</text:span><text:span text:style-name="_37_">s</text:span><text:span text:style-name="_31_2">.</text:span><text:span text:style-name="_31_"> </text:span><text:span text:style-name="_31_0">T</text:span><text:span text:style-name="_31_4">h</text:span><text:span text:style-name="_32_">e</text:span><text:span text:style-name="_39_">y</text:span><text:span text:style-name="_31_3">'</text:span><text:span text:style-name="_35_">r</text:span><text:span text:style-name="_38_">e</text:span><text:span text:style-name="_31_1"> </text:span><text:span text:style-name="_33_">s</text:span><text:span text:style-name="_31_0">t</text:span><text:span text:style-name="_31_5">i</text:span><text:span text:style-name="_34_">l</text:span><text:span text:style-name="_31_0">l</text:span><text:span text:style-name="_31_1"> </text:span><text:span text:style-name="_33_">t</text:span><text:span text:style-name="_38_">h</text:span><text:span text:style-name="_31_3">e</text:span><text:span text:style-name="_31_"> </text:span><text:span text:style-name="_38_">r</text:span><text:span text:style-name="_31_3">i</text:span><text:span text:style-name="_32_">g</text:span><text:span text:style-name="_31_0">h</text:span><text:span text:style-name="_31_5">t</text:span><text:span text:style-name="_31_"> </text:span><text:span text:style-name="_37_">t</text:span><text:span text:style-name="_31_4">h</text:span><text:span text:style-name="_32_">i</text:span><text:span text:style-name="_38_">n</text:span><text:span text:style-name="_31_2">g</text:span><text:span text:style-name="_31_"> </text:span><text:span text:style-name="_39_">t</text:span><text:span text:style-name="_31_3">o</text:span><text:span text:style-name="_31_"> </text:span><text:span text:style-name="_38_">d</text:span><text:span text:style-name="_31_5">o</text:span><text:span text:style-name="_35_">.</text:span><text:span text:style-name="_36_"> </text:span><text:span text:style-name="_31_5">A</text:span><text:span text:style-name="_34_">n</text:span><text:span text:style-name="_38_">d</text:span><text:span text:style-name="_31_1"> </text:span><text:span text:style-name="_32_">I</text:span><text:span text:style-name="_36_"> </text:span><text:span text:style-name="_31_3">w</text:span><text:span text:style-name="_33_">o</text:span><text:span text:style-name="_37_">n</text:span><text:span text:style-name="_31_3">'</text:span><text:span text:style-name="_33_">t</text:span><text:span text:style-name="_36_"> </text:span><text:span text:style-name="_31_5">l</text:span><text:span text:style-name="_32_">e</text:span><text:span text:style-name="_37_">t</text:span><text:span text:style-name="_31_1"> </text:span><text:span text:style-name="_32_">u</text:span><text:span text:style-name="_37_">p</text:span><text:span text:style-name="_31_1"> </text:span><text:span text:style-name="_32_">u</text:span><text:span text:style-name="_31_0">n</text:span><text:span text:style-name="_31_4">t</text:span><text:span text:style-name="_33_">i</text:span><text:span text:style-name="_31_0">l</text:span><text:span text:style-name="_31_1"> </text:span><text:span text:style-name="_34_">t</text:span><text:span text:style-name="_38_">h</text:span><text:span text:style-name="_31_2">e</text:span><text:span text:style-name="_35_">y</text:span><text:span text:style-name="_36_"> </text:span><text:span text:style-name="_31_4">g</text:span><text:span text:style-name="_32_">e</text:span><text:span text:style-name="_37_">t</text:span><text:span text:style-name="_31_1"> </text:span><text:span text:style-name="_32_">d</text:span><text:span text:style-name="_37_">o</text:span><text:span text:style-name="_31_2">n</text:span><text:span text:style-name="_32_">e</text:span><text:span text:style-name="_31_0">.</text:span></text:p>
      <text:p text:style-name="P1"><text:span text:style-name="_34_">B</text:span><text:span text:style-name="_31_0">u</text:span><text:span text:style-name="_31_2">t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m</text:span><text:span text:style-name="_33_">y</text:span><text:span text:style-name="_36_"> </text:span><text:span text:style-name="_31_2">f</text:span><text:span text:style-name="_33_">i</text:span><text:span text:style-name="_31_0">n</text:span><text:span text:style-name="_31_4">a</text:span><text:span text:style-name="_32_">l</text:span><text:span text:style-name="_36_"> </text:span><text:span text:style-name="_31_2">a</text:span><text:span text:style-name="_35_">d</text:span><text:span text:style-name="_31_0">d</text:span><text:span text:style-name="_31_3">r</text:span><text:span text:style-name="_34_">e</text:span><text:span text:style-name="_38_">s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t</text:span><text:span text:style-name="_31_2">h</text:span><text:span text:style-name="_34_">i</text:span><text:span text:style-name="_39_">s</text:span><text:span text:style-name="_31_1"> </text:span><text:span text:style-name="_33_">c</text:span><text:span text:style-name="_38_">h</text:span><text:span text:style-name="_31_5">a</text:span><text:span text:style-name="_33_">m</text:span><text:span text:style-name="_38_">b</text:span><text:span text:style-name="_31_2">e</text:span><text:span text:style-name="_34_">r</text:span><text:span text:style-name="_37_">,</text:span><text:span text:style-name="_31_1"> </text:span><text:span text:style-name="_35_">I</text:span><text:span text:style-name="_36_"> </text:span><text:span text:style-name="_31_4">d</text:span><text:span text:style-name="_33_">o</text:span><text:span text:style-name="_38_">n</text:span><text:span text:style-name="_31_3">'</text:span><text:span text:style-name="_34_">t</text:span><text:span text:style-name="_36_"> </text:span><text:span text:style-name="_31_4">w</text:span><text:span text:style-name="_33_">a</text:span><text:span text:style-name="_37_">n</text:span><text:span text:style-name="_31_3">t</text:span><text:span text:style-name="_31_"> </text:span><text:span text:style-name="_31_0">t</text:span><text:span text:style-name="_31_5">o</text:span><text:span text:style-name="_31_"> </text:span><text:span text:style-name="_38_">j</text:span><text:span text:style-name="_31_4">u</text:span><text:span text:style-name="_34_">s</text:span><text:span text:style-name="_37_">t</text:span><text:span text:style-name="_31_1"> </text:span><text:span text:style-name="_34_">t</text:span><text:span text:style-name="_38_">a</text:span><text:span text:style-name="_31_4">l</text:span><text:span text:style-name="_35_">k</text:span><text:span text:style-name="_36_"> </text:span><text:span text:style-name="_31_5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n</text:span><text:span text:style-name="_33_">e</text:span><text:span text:style-name="_38_">x</text:span><text:span text:style-name="_31_2">t</text:span><text:span text:style-name="_31_"> </text:span><text:span text:style-name="_31_0">y</text:span><text:span text:style-name="_31_2">e</text:span><text:span text:style-name="_35_">a</text:span><text:span text:style-name="_37_">r</text:span><text:span text:style-name="_31_3">.</text:span><text:span text:style-name="_31_"> </text:span><text:span text:style-name="_39_">I</text:span><text:span text:style-name="_31_1"> </text:span><text:span text:style-name="_34_">w</text:span><text:span text:style-name="_37_">a</text:span><text:span text:style-name="_31_2">n</text:span><text:span text:style-name="_34_">t</text:span><text:span text:style-name="_36_"> </text:span><text:span text:style-name="_31_2">t</text:span><text:span text:style-name="_33_">o</text:span><text:span text:style-name="_36_"> </text:span><text:span text:style-name="_31_2">f</text:span><text:span text:style-name="_33_">o</text:span><text:span text:style-name="_37_">c</text:span><text:span text:style-name="_31_4">u</text:span><text:span text:style-name="_34_">s</text:span><text:span text:style-name="_36_"> </text:span><text:span text:style-name="_31_5">o</text:span><text:span text:style-name="_35_">n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n</text:span><text:span text:style-name="_37_">e</text:span><text:span text:style-name="_31_4">x</text:span><text:span text:style-name="_34_">t</text:span><text:span text:style-name="_36_"> </text:span><text:span text:style-name="_31_2">f</text:span><text:span text:style-name="_35_">i</text:span><text:span text:style-name="_37_">v</text:span><text:span text:style-name="_31_2">e</text:span><text:span text:style-name="_31_"> </text:span><text:span text:style-name="_38_">y</text:span><text:span text:style-name="_31_5">e</text:span><text:span text:style-name="_32_">a</text:span><text:span text:style-name="_37_">r</text:span><text:span text:style-name="_31_2">s</text:span><text:span text:style-name="_35_">,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5_">n</text:span><text:span text:style-name="_31_0">e</text:span><text:span text:style-name="_31_2">x</text:span><text:span text:style-name="_34_">t</text:span><text:span text:style-name="_36_"> </text:span><text:span text:style-name="_31_3">1</text:span><text:span text:style-name="_35_">0</text:span><text:span text:style-name="_36_"> </text:span><text:span text:style-name="_31_4">y</text:span><text:span text:style-name="_35_">e</text:span><text:span text:style-name="_37_">a</text:span><text:span text:style-name="_31_5">r</text:span><text:span text:style-name="_34_">s</text:span><text:span text:style-name="_31_0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b</text:span><text:span text:style-name="_31_4">e</text:span><text:span text:style-name="_33_">y</text:span><text:span text:style-name="_39_">o</text:span><text:span text:style-name="_31_5">n</text:span><text:span text:style-name="_33_">d</text:span><text:span text:style-name="_39_">.</text:span><text:span text:style-name="_31_1"> </text:span><text:span text:style-name="_35_">I</text:span><text:span text:style-name="_36_"> </text:span><text:span text:style-name="_31_3">w</text:span><text:span text:style-name="_33_">a</text:span><text:span text:style-name="_38_">n</text:span><text:span text:style-name="_31_2">t</text:span><text:span text:style-name="_31_"> </text:span><text:span text:style-name="_37_">t</text:span><text:span text:style-name="_31_3">o</text:span><text:span text:style-name="_31_"> </text:span><text:span text:style-name="_38_">f</text:span><text:span text:style-name="_31_3">o</text:span><text:span text:style-name="_33_">c</text:span><text:span text:style-name="_31_0">u</text:span><text:span text:style-name="_31_2">s</text:span><text:span text:style-name="_31_"> </text:span><text:span text:style-name="_38_">o</text:span><text:span text:style-name="_31_2">n</text:span><text:span text:style-name="_31_"> </text:span><text:span text:style-name="_37_">o</text:span><text:span text:style-name="_31_2">u</text:span><text:span text:style-name="_34_">r</text:span><text:span text:style-name="_36_"> </text:span><text:span text:style-name="_31_2">f</text:span><text:span text:style-name="_35_">u</text:span><text:span text:style-name="_38_">t</text:span><text:span text:style-name="_31_5">u</text:span><text:span text:style-name="_34_">r</text:span><text:span text:style-name="_37_">e</text:span><text:span text:style-name="_31_2">.</text:span></text:p>
      <text:p text:style-name="P1"><text:span text:style-name="_34_">W</text:span><text:span text:style-name="_31_0">e</text:span><text:span text:style-name="_31_1"> </text:span><text:span text:style-name="_33_">l</text:span><text:span text:style-name="_38_">i</text:span><text:span text:style-name="_31_5">v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5">a</text:span><text:span text:style-name="_31_"> </text:span><text:span text:style-name="_37_">t</text:span><text:span text:style-name="_31_3">i</text:span><text:span text:style-name="_34_">m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e</text:span><text:span text:style-name="_31_0">x</text:span><text:span text:style-name="_31_5">t</text:span><text:span text:style-name="_34_">r</text:span><text:span text:style-name="_31_0">a</text:span><text:span text:style-name="_31_3">o</text:span><text:span text:style-name="_32_">r</text:span><text:span text:style-name="_39_">d</text:span><text:span text:style-name="_31_5">i</text:span><text:span text:style-name="_34_">n</text:span><text:span text:style-name="_38_">a</text:span><text:span text:style-name="_31_4">r</text:span><text:span text:style-name="_32_">y</text:span><text:span text:style-name="_36_"> </text:span><text:span text:style-name="_31_4">c</text:span><text:span text:style-name="_34_">h</text:span><text:span text:style-name="_38_">a</text:span><text:span text:style-name="_31_5">n</text:span><text:span text:style-name="_34_">g</text:span><text:span text:style-name="_37_">e</text:span><text:span text:style-name="_31_1"> --</text:span><text:span text:style-name="_31_"> </text:span><text:span text:style-name="_39_">c</text:span><text:span text:style-name="_31_5">h</text:span><text:span text:style-name="_35_">a</text:span><text:span text:style-name="_31_0">n</text:span><text:span text:style-name="_31_3">g</text:span><text:span text:style-name="_34_">e</text:span><text:span text:style-name="_36_"> </text:span><text:span text:style-name="_31_3">t</text:span><text:span text:style-name="_34_">h</text:span><text:span text:style-name="_31_0">a</text:span><text:span text:style-name="_31_2">t</text:span><text:span text:style-name="_32_">'</text:span><text:span text:style-name="_37_">s</text:span><text:span text:style-name="_31_1"> </text:span><text:span text:style-name="_34_">r</text:span><text:span text:style-name="_37_">e</text:span><text:span text:style-name="_31_5">s</text:span><text:span text:style-name="_35_">h</text:span><text:span text:style-name="_37_">a</text:span><text:span text:style-name="_31_5">p</text:span><text:span text:style-name="_34_">i</text:span><text:span text:style-name="_39_">n</text:span><text:span text:style-name="_31_4">g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w</text:span><text:span text:style-name="_32_">a</text:span><text:span text:style-name="_39_">y</text:span><text:span text:style-name="_31_1"> </text:span><text:span text:style-name="_34_">w</text:span><text:span text:style-name="_37_">e</text:span><text:span text:style-name="_31_1"> </text:span><text:span text:style-name="_33_">l</text:span><text:span text:style-name="_39_">i</text:span><text:span text:style-name="_31_3">v</text:span><text:span text:style-name="_35_">e</text:span><text:span text:style-name="_37_">,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w</text:span><text:span text:style-name="_31_4">a</text:span><text:span text:style-name="_35_">y</text:span><text:span text:style-name="_36_"> </text:span><text:span text:style-name="_31_4">w</text:span><text:span text:style-name="_33_">e</text:span><text:span text:style-name="_36_"> </text:span><text:span text:style-name="_31_2">w</text:span><text:span text:style-name="_34_">o</text:span><text:span text:style-name="_39_">r</text:span><text:span text:style-name="_31_2">k</text:span><text:span text:style-name="_34_">,</text:span><text:span text:style-name="_36_"> </text:span><text:span text:style-name="_31_2">o</text:span><text:span text:style-name="_35_">u</text:span><text:span text:style-name="_37_">r</text:span><text:span text:style-name="_31_1"> </text:span><text:span text:style-name="_35_">p</text:span><text:span text:style-name="_38_">l</text:span><text:span text:style-name="_31_3">a</text:span><text:span text:style-name="_32_">n</text:span><text:span text:style-name="_37_">e</text:span><text:span text:style-name="_31_5">t</text:span><text:span text:style-name="_34_">,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8_">l</text:span><text:span text:style-name="_31_5">a</text:span><text:span text:style-name="_35_">c</text:span><text:span text:style-name="_39_">e</text:span><text:span text:style-name="_31_1"> </text:span><text:span text:style-name="_34_">i</text:span><text:span text:style-name="_39_">n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w</text:span><text:span text:style-name="_31_4">o</text:span><text:span text:style-name="_32_">r</text:span><text:span text:style-name="_39_">l</text:span><text:span text:style-name="_31_4">d</text:span><text:span text:style-name="_33_">.</text:span><text:span text:style-name="_36_"> </text:span><text:span text:style-name="_31_5">I</text:span><text:span text:style-name="_32_">t</text:span><text:span text:style-name="_31_0">'</text:span><text:span text:style-name="_31_2">s</text:span><text:span text:style-name="_31_"> </text:span><text:span text:style-name="_37_">c</text:span><text:span text:style-name="_31_3">h</text:span><text:span text:style-name="_34_">a</text:span><text:span text:style-name="_38_">n</text:span><text:span text:style-name="_31_5">g</text:span><text:span text:style-name="_33_">e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8_">p</text:span><text:span text:style-name="_31_2">r</text:span><text:span text:style-name="_34_">o</text:span><text:span text:style-name="_37_">m</text:span><text:span text:style-name="_31_5">i</text:span><text:span text:style-name="_35_">s</text:span><text:span text:style-name="_38_">e</text:span><text:span text:style-name="_31_5">s</text:span><text:span text:style-name="_31_"> </text:span><text:span text:style-name="_38_">a</text:span><text:span text:style-name="_31_3">m</text:span><text:span text:style-name="_32_">a</text:span><text:span text:style-name="_39_">z</text:span><text:span text:style-name="_31_3">i</text:span><text:span text:style-name="_34_">n</text:span><text:span text:style-name="_38_">g</text:span><text:span text:style-name="_31_1"> </text:span><text:span text:style-name="_34_">m</text:span><text:span text:style-name="_31_0">e</text:span><text:span text:style-name="_31_3">d</text:span><text:span text:style-name="_32_">i</text:span><text:span text:style-name="_38_">c</text:span><text:span text:style-name="_31_5">a</text:span><text:span text:style-name="_34_">l</text:span><text:span text:style-name="_36_"> </text:span><text:span text:style-name="_31_4">b</text:span><text:span text:style-name="_33_">r</text:span><text:span text:style-name="_38_">e</text:span><text:span text:style-name="_31_4">a</text:span><text:span text:style-name="_33_">k</text:span><text:span text:style-name="_37_">t</text:span><text:span text:style-name="_31_3">h</text:span><text:span text:style-name="_32_">r</text:span><text:span text:style-name="_37_">o</text:span><text:span text:style-name="_31_4">u</text:span><text:span text:style-name="_34_">g</text:span><text:span text:style-name="_39_">h</text:span><text:span text:style-name="_31_4">s</text:span><text:span text:style-name="_35_">,</text:span><text:span text:style-name="_36_"> </text:span><text:span text:style-name="_31_2">b</text:span><text:span text:style-name="_34_">u</text:span><text:span text:style-name="_38_">t</text:span><text:span text:style-name="_31_1"> </text:span><text:span text:style-name="_34_">a</text:span><text:span text:style-name="_31_0">l</text:span><text:span text:style-name="_31_5">s</text:span><text:span text:style-name="_32_">o</text:span><text:span text:style-name="_36_"> </text:span><text:span text:style-name="_31_2">e</text:span><text:span text:style-name="_33_">c</text:span><text:span text:style-name="_37_">o</text:span><text:span text:style-name="_31_4">n</text:span><text:span text:style-name="_34_">o</text:span><text:span text:style-name="_38_">m</text:span><text:span text:style-name="_31_5">i</text:span><text:span text:style-name="_34_">c</text:span><text:span text:style-name="_36_"> </text:span><text:span text:style-name="_31_3">d</text:span><text:span text:style-name="_34_">i</text:span><text:span text:style-name="_37_">s</text:span><text:span text:style-name="_31_3">r</text:span><text:span text:style-name="_32_">u</text:span><text:span text:style-name="_37_">p</text:span><text:span text:style-name="_31_4">t</text:span><text:span text:style-name="_33_">i</text:span><text:span text:style-name="_37_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9_">a</text:span><text:span text:style-name="_31_4">t</text:span><text:span text:style-name="_31_"> </text:span><text:span text:style-name="_38_">s</text:span><text:span text:style-name="_31_5">t</text:span><text:span text:style-name="_33_">r</text:span><text:span text:style-name="_38_">a</text:span><text:span text:style-name="_31_5">i</text:span><text:span text:style-name="_32_">n</text:span><text:span text:style-name="_36_"> </text:span><text:span text:style-name="_31_4">w</text:span><text:span text:style-name="_35_">o</text:span><text:span text:style-name="_31_0">r</text:span><text:span text:style-name="_31_2">k</text:span><text:span text:style-name="_32_">i</text:span><text:span text:style-name="_37_">n</text:span><text:span text:style-name="_31_5">g</text:span><text:span text:style-name="_31_"> </text:span><text:span text:style-name="_31_0">f</text:span><text:span text:style-name="_31_4">a</text:span><text:span text:style-name="_34_">m</text:span><text:span text:style-name="_37_">i</text:span><text:span text:style-name="_31_5">l</text:span><text:span text:style-name="_35_">i</text:span><text:span text:style-name="_31_0">e</text:span><text:span text:style-name="_31_4">s</text:span><text:span text:style-name="_35_">.</text:span><text:span text:style-name="_36_"> </text:span><text:span text:style-name="_31_3">I</text:span><text:span text:style-name="_35_">t</text:span><text:span text:style-name="_36_"> </text:span><text:span text:style-name="_31_5">p</text:span><text:span text:style-name="_34_">r</text:span><text:span text:style-name="_39_">o</text:span><text:span text:style-name="_31_5">m</text:span><text:span text:style-name="_32_">i</text:span><text:span text:style-name="_31_0">s</text:span><text:span text:style-name="_31_3">e</text:span><text:span text:style-name="_35_">s</text:span><text:span text:style-name="_36_"> </text:span><text:span text:style-name="_31_4">e</text:span><text:span text:style-name="_33_">d</text:span><text:span text:style-name="_38_">u</text:span><text:span text:style-name="_31_5">c</text:span><text:span text:style-name="_32_">a</text:span><text:span text:style-name="_37_">t</text:span><text:span text:style-name="_31_2">i</text:span><text:span text:style-name="_35_">o</text:span><text:span text:style-name="_31_0">n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g</text:span><text:span text:style-name="_31_4">i</text:span><text:span text:style-name="_32_">r</text:span><text:span text:style-name="_39_">l</text:span><text:span text:style-name="_31_3">s</text:span><text:span text:style-name="_31_"> </text:span><text:span text:style-name="_37_">i</text:span><text:span text:style-name="_31_5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o</text:span><text:span text:style-name="_39_">s</text:span><text:span text:style-name="_31_2">t</text:span><text:span text:style-name="_31_"> </text:span><text:span text:style-name="_37_">r</text:span><text:span text:style-name="_31_2">e</text:span><text:span text:style-name="_35_">m</text:span><text:span text:style-name="_38_">o</text:span><text:span text:style-name="_31_2">t</text:span><text:span text:style-name="_32_">e</text:span><text:span text:style-name="_36_"> </text:span><text:span text:style-name="_31_5">v</text:span><text:span text:style-name="_34_">i</text:span><text:span text:style-name="_37_">l</text:span><text:span text:style-name="_31_4">l</text:span><text:span text:style-name="_35_">a</text:span><text:span text:style-name="_37_">g</text:span><text:span text:style-name="_31_2">e</text:span><text:span text:style-name="_34_">s</text:span><text:span text:style-name="_38_">,</text:span><text:span text:style-name="_31_1"> </text:span><text:span text:style-name="_32_">b</text:span><text:span text:style-name="_38_">u</text:span><text:span text:style-name="_31_2">t</text:span><text:span text:style-name="_31_"> </text:span><text:span text:style-name="_37_">a</text:span><text:span text:style-name="_31_2">l</text:span><text:span text:style-name="_35_">s</text:span><text:span text:style-name="_37_">o</text:span><text:span text:style-name="_31_1"> </text:span><text:span text:style-name="_32_">c</text:span><text:span text:style-name="_38_">o</text:span><text:span text:style-name="_31_4">n</text:span><text:span text:style-name="_32_">n</text:span><text:span text:style-name="_38_">e</text:span><text:span text:style-name="_31_2">c</text:span><text:span text:style-name="_34_">t</text:span><text:span text:style-name="_38_">s</text:span><text:span text:style-name="_31_1"> </text:span><text:span text:style-name="_32_">t</text:span><text:span text:style-name="_38_">e</text:span><text:span text:style-name="_31_5">r</text:span><text:span text:style-name="_33_">r</text:span><text:span text:style-name="_31_0">o</text:span><text:span text:style-name="_31_4">r</text:span><text:span text:style-name="_32_">i</text:span><text:span text:style-name="_38_">s</text:span><text:span text:style-name="_31_2">t</text:span><text:span text:style-name="_35_">s</text:span><text:span text:style-name="_36_"> </text:span><text:span text:style-name="_31_2">p</text:span><text:span text:style-name="_32_">l</text:span><text:span text:style-name="_39_">o</text:span><text:span text:style-name="_31_2">t</text:span><text:span text:style-name="_32_">t</text:span><text:span text:style-name="_31_0">i</text:span><text:span text:style-name="_31_2">n</text:span><text:span text:style-name="_32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0:17.69</meta:creation-date>
    <dc:title>Haathi</dc:title>
    <meta:editing-duration>PT5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19:11:12.19</dc:date>
    <meta:template xlink:type="simple" xlink:actuate="onRequest" xlink:title="Haathi" xlink:href="file:///C:/Users/kwa/AppData/Roaming/OpenOffice/4/user/template/Haathi.ott" meta:date="2016-02-24T19:10:17.30"/>
  </office:meta>
</office:document-meta>
</file>